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ErrorFileNotFound</text:p>
      <text:p text:style-name="P11">mycompany_name = LABDP</text:p>
      <text:p text:style-name="P11">mycompany_address = </text:p>
      <text:p text:style-name="P11">mycompany_zip = </text:p>
      <text:p text:style-name="P11">mycompany_town = </text:p>
      <text:p text:style-name="P11">mycompany_country = France</text:p>
      <text:p text:style-name="P11">mycompany_phone = </text:p>
      <text:p text:style-name="P11">mycompany_fax = </text:p>
      <text:p text:style-name="P11">mycompany_email = </text:p>
      <text:p text:style-name="P11">mycompany_web = </text:p>
      <text:p text:style-name="P11">mycompany_barcode = </text:p>
      <text:p text:style-name="P11">mycompany_capital= </text:p>
      <text:p text:style-name="P11">mycompany_juridicalstatus= </text:p>
      <text:p text:style-name="P11">mycompany_idprof1 = </text:p>
      <text:p text:style-name="P11">mycompany_idprof2 = </text:p>
      <text:p text:style-name="P11">mycompany_idprof3 = </text:p>
      <text:p text:style-name="P11">mycompany_idprof4 = </text:p>
      <text:p text:style-name="P11">mycompany_vatnumber = </text:p>
      <text:p text:style-name="P11">mycompany_note = 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</text:p>
      <text:p text:style-name="P11">company_address = </text:p>
      <text:p text:style-name="P11">company_zip = </text:p>
      <text:p text:style-name="P11">company_town = </text:p>
      <text:p text:style-name="P11">company_country = Pays</text:p>
      <text:p text:style-name="P11">company_phone = </text:p>
      <text:p text:style-name="P11">company_fax = </text:p>
      <text:p text:style-name="P11">company_email = </text:p>
      <text:p text:style-name="P11">company_web = </text:p>
      <text:p text:style-name="P11">company_barcode = </text:p>
      <text:p text:style-name="P11">company_customercode = </text:p>
      <text:p text:style-name="P11">company_suppliercode = </text:p>
      <text:p text:style-name="P11">company_capital = </text:p>
      <text:p text:style-name="P11">company_juridicalstatus = </text:p>
      <text:p text:style-name="P11">company_idprof1 = </text:p>
      <text:p text:style-name="P11">company_idprof2 = </text:p>
      <text:p text:style-name="P11">company_idprof3 = </text:p>
      <text:p text:style-name="P11">company_idprof4 = </text:p>
      <text:p text:style-name="P11">company_vatnumber = </text:p>
      <text:p text:style-name="P22">company_note = </text:p>
      <text:p text:style-name="P22">…</text:p>
      <text:p text:style-name="P32"/>
      <text:p text:style-name="P25">User information:</text:p>
      <text:p text:style-name="P28">myuser_lastname = admin</text:p>
      <text:p text:style-name="P28">myuser_firstname = admin</text:p>
      <text:p text:style-name="P28">myuser_login = adminbdp</text:p>
      <text:p text:style-name="P28">myuser_email = 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{object_id}</text:span></text:p>
      <text:p text:style-name="P12"><text:span text:style-name="T1">object</text:span>_<text:span text:style-name="T1">ref</text:span> = <text:span text:style-name="T2">{object_ref}</text:span></text:p>
      <text:p text:style-name="P13">object_source_invoice_ref = {object_source_invoice_ref}</text:p>
      <text:p text:style-name="P12"><text:span text:style-name="T1">object</text:span>_<text:span text:style-name="T1">ref_customer</text:span> = <text:span text:style-name="T2">{object_ref_customer}</text:span></text:p>
      <text:p text:style-name="P14"><text:span text:style-name="T1">object</text:span>_<text:span text:style-name="T1">ref_supplier</text:span> = <text:span text:style-name="T2">{object_ref_supplier}</text:span></text:p>
      <text:p text:style-name="P12"><text:span text:style-name="T1">object</text:span>_<text:span text:style-name="T1">date</text:span> = <text:span text:style-name="T2">{object_date}</text:span></text:p>
      <text:p text:style-name="P13">object_date_limit = {object_date_limit} </text:p>
      <text:p text:style-name="P15"><text:span text:style-name="T1">object</text:span>_<text:span text:style-name="T1">date_creation</text:span> = <text:span text:style-name="T3">{object_date_creation}</text:span></text:p>
      <text:p text:style-name="P12"><text:span text:style-name="T1">object</text:span>_<text:span text:style-name="T1">date_validation</text:span> = <text:span text:style-name="T3">{object_date_validation}</text:span></text:p>
      <text:p text:style-name="P12"><text:span text:style-name="T1">object</text:span>_<text:span text:style-name="T1">total_ht</text:span> = <text:span text:style-name="T3">{object_total_ht}</text:span></text:p>
      <text:p text:style-name="P12"><text:span text:style-name="T1">object</text:span>_<text:span text:style-name="T1">total_vat</text:span> = <text:span text:style-name="T3">{object_total_vat}</text:span></text:p>
      <text:p text:style-name="P12"><text:span text:style-name="T1">object</text:span>_<text:span text:style-name="T1">total_ttc</text:span> = <text:span text:style-name="T3">{object_total_ttc}</text:span></text:p>
      <text:p text:style-name="P12"><text:span text:style-name="T1">object</text:span>_<text:span text:style-name="T1">vatrate</text:span> = <text:span text:style-name="T3">{object_vatrate}</text:span></text:p>
      <text:p text:style-name="P13">object_payment_mode = {object_payment_mode}</text:p>
      <text:p text:style-name="P13">object_payment_term = {object_payment_term}</text:p>
      <text:p text:style-name="P12"><text:span text:style-name="T1">object</text:span>_<text:span text:style-name="T1">note_private</text:span> = <text:span text:style-name="T3">{object_note_private}</text:span></text:p>
      <text:p text:style-name="P12"><text:span text:style-name="T1">object</text:span>_<text:span text:style-name="T1">note</text:span> = <text:span text:style-name="T3">{object_note}</text:span></text:p>
      <text:p text:style-name="P16">object_already_payed = {object_already_payed}</text:p>
      <text:p text:style-name="P16">object_remain_to_pay = {object_remain_to_pay}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<table:table-column table:style-name="Tableau1.A"/><table:table-column table:style-name="Tableau1.B"/><table:table-column table:style-name="Tableau1.C"/><table:table-column table:style-name="Tableau1.D"/><table:table-column table:style-name="Tableau1.E"/><table:table-column table:style-name="Tableau1.F"/><table:table-header-rows><table:table-row><table:table-cell table:style-name="Tableau1.A1" office:value-type="string"><text:p text:style-name="P37">__Description__</text:p></table:table-cell><table:table-cell table:style-name="Tableau1.A1" office:value-type="string"><text:p text:style-name="P37">__VatRate__</text:p></table:table-cell><table:table-cell table:style-name="Tableau1.A1" office:value-type="string"><text:p text:style-name="P36">__<text:span text:style-name="T4">UP__</text:span></text:p></table:table-cell><table:table-cell table:style-name="Tableau1.A1" office:value-type="string"><text:p text:style-name="P36">__<text:span text:style-name="T4">Qty__</text:span></text:p></table:table-cell><table:table-cell table:style-name="Tableau1.A1" office:value-type="string"><text:p text:style-name="P36">__<text:span text:style-name="T4">Discount__</text:span></text:p></table:table-cell><table:table-cell table:style-name="Tableau1.F1" office:value-type="string"><text:p text:style-name="P36">__<text:span text:style-name="T4">TotalHT__</text:span></text:p></table:table-cell></table:table-row></table:table-header-rows>[!-- BEGIN lines --]<table:table-row><table:table-cell table:style-name="Tableau1.A2" office:value-type="string"><text:p text:style-name="P38"><text:span text:style-name="T6"/><text:span text:style-name="T8">{line_fulldesc}</text:span></text:p></table:table-cell><table:table-cell table:style-name="Tableau1.A2" office:value-type="string"><text:p text:style-name="P39">{line_vatrate}</text:p></table:table-cell><table:table-cell table:style-name="Tableau1.A2" office:value-type="string"><text:p text:style-name="P39">{line_up}</text:p></table:table-cell><table:table-cell table:style-name="Tableau1.A2" office:value-type="string"><text:p text:style-name="P39">{line_qty}</text:p></table:table-cell><table:table-cell table:style-name="Tableau1.A2" office:value-type="string"><text:p text:style-name="P40">{line_discount_percent}</text:p></table:table-cell><table:table-cell table:style-name="Tableau1.F2" office:value-type="string"><text:p text:style-name="P41">{line_price_ht}</text:p><text:p text:style-name="P42"/></table:table-cell></table:table-row>[!-- END lines --]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